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06cm" fo:break-before="auto" style:use-optimal-row-height="false"/>
    </style:style>
    <style:style style:name="ro2" style:family="table-row">
      <style:table-row-properties style:row-height="1.649cm" fo:break-before="auto" style:use-optimal-row-height="false"/>
    </style:style>
    <style:style style:name="ro3" style:family="table-row">
      <style:table-row-properties style:row-height="0.817cm" fo:break-before="auto" style:use-optimal-row-height="false"/>
    </style:style>
    <style:style style:name="ro4" style:family="table-row">
      <style:table-row-properties style:row-height="1.00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cm" svg:y="25.75cm">
            <draw:object draw:notify-on-update-of-ranges="Feuille1.E3:Feuille1.E3 Feuille1.E5:Feuille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cm" svg:height="9cm" svg:x="2cm" svg:y="16.5cm">
            <draw:object draw:notify-on-update-of-ranges="Feuille1.E3:Feuille1.E3 Feuille1.E5:Feuille1.E13 Feuille1.F3:Feuille1.F3 Feuille1.F5:Feuille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8cm" svg:height="9cm" svg:x="18.25cm" svg:y="16.5cm">
            <draw:object draw:notify-on-update-of-ranges="Feuille1.G3:Feuille1.G3 Feuille1.G5:Feuille1.G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25cm" svg:y="25.75cm">
            <draw:object draw:notify-on-update-of-ranges="Feuille1.H3:Feuille1.H3 Feuille1.H5:Feuille1.H14 Feuille1.I3:Feuille1.I3 Feuille1.I5:Feuille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Organisation des niveaux</text:p>
          </table:table-cell>
          <table:covered-table-cell table:number-columns-repeated="3"/>
          <table:covered-table-cell table:number-columns-repeated="4" table:style-name="ce32"/>
          <table:covered-table-cell/>
          <table:table-cell table:number-columns-repeated="16366"/>
        </table:table-row>
        <table:table-row table:style-name="ro1">
          <table:table-cell table:style-name="ce5" office:value-type="string" calcext:value-type="string" table:number-columns-spanned="3" table:number-rows-spanned="1">
            <text:p>Statistiques annexes (pour mieux pouvoir équilibrer)</text:p>
          </table:table-cell>
          <table:covered-table-cell table:number-columns-repeated="2"/>
          <table:table-cell table:style-name="ce5" office:value-type="string" calcext:value-type="string" table:number-columns-spanned="6" table:number-rows-spanned="1">
            <text:p>Statistiques présentes dans le code</text:p>
          </table:table-cell>
          <table:covered-table-cell table:number-columns-repeated="4" table:style-name="ce10"/>
          <table:covered-table-cell/>
          <table:table-cell table:number-columns-repeated="16366"/>
        </table:table-row>
        <table:table-row table:style-name="ro2">
          <table:table-cell table:style-name="ce3" office:value-type="string" calcext:value-type="string">
            <text:p>Point de vie gagné par niveau gagné / PV max</text:p>
          </table:table-cell>
          <table:table-cell table:style-name="ce11" office:value-type="string" calcext:value-type="string">
            <text:p>Nombre d’XP nécessaire pour passer au niveau supérieur</text:p>
          </table:table-cell>
          <table:table-cell table:style-name="ce30" office:value-type="string" calcext:value-type="string">
            <text:p>Niveau maximal</text:p>
          </table:table-cell>
          <table:table-cell table:style-name="ce3" office:value-type="string" calcext:value-type="string">
            <text:p>Numéro de niveau</text:p>
          </table:table-cell>
          <table:table-cell table:style-name="ce11" office:value-type="string" calcext:value-type="string">
            <text:p>Nombre de point d’XP gagné à la fin du niveau</text:p>
          </table:table-cell>
          <table:table-cell table:style-name="ce11" office:value-type="string" calcext:value-type="string">
            <text:p>Nombre de point d’XP total gagné</text:p>
          </table:table-cell>
          <table:table-cell table:style-name="ce11" office:value-type="string" calcext:value-type="string">
            <text:p>Nombre de niveau total gagné</text:p>
          </table:table-cell>
          <table:table-cell table:style-name="ce11" office:value-type="string" calcext:value-type="string">
            <text:p>Nombre d’ennemi Pantin</text:p>
          </table:table-cell>
          <table:table-cell table:style-name="ce30" office:value-type="string" calcext:value-type="string">
            <text:p>Nombre d’ennemi Clown</text:p>
          </table:table-cell>
          <table:table-cell table:number-columns-repeated="16366"/>
        </table:table-row>
        <table:table-row table:style-name="ro3">
          <table:table-cell table:style-name="ce4" office:value-type="string" calcext:value-type="string">
            <text:p>int</text:p>
          </table:table-cell>
          <table:table-cell table:number-columns-repeated="2" table:style-name="ce26" office:value-type="string" calcext:value-type="string">
            <text:p>int</text:p>
          </table:table-cell>
          <table:table-cell table:style-name="ce4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int</text:p>
          </table:table-cell>
          <table:table-cell table:style-name="ce26" office:value-type="string" calcext:value-type="string">
            <text:p>int</text:p>
          </table:table-cell>
          <table:table-cell table:number-columns-repeated="16366"/>
        </table:table-row>
        <table:table-row table:style-name="ro4">
          <table:table-cell table:style-name="ce18" office:value-type="string" calcext:value-type="string">
            <text:p>10 / 10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7" table:formula="of:=[.E5]" office:value-type="float" office:value="50" calcext:value-type="float">
            <text:p>50</text:p>
          </table:table-cell>
          <table:table-cell table:style-name="ce46" table:formula="of:=[.F5]/100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2" calcext:value-type="float">
            <text:p>2</text:p>
          </table:table-cell>
          <table:table-cell table:style-name="ce35" office:value-type="float" office:value="75" calcext:value-type="float">
            <text:p>75</text:p>
          </table:table-cell>
          <table:table-cell table:style-name="ce37" table:formula="of:=[.F5]+[.E6]" office:value-type="float" office:value="125" calcext:value-type="float">
            <text:p>125</text:p>
          </table:table-cell>
          <table:table-cell table:style-name="ce46" table:formula="of:=[.F6]/100" office:value-type="float" office:value="1.25" calcext:value-type="float">
            <text:p>1,25</text:p>
          </table:table-cell>
          <table:table-cell table:style-name="ce35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4">
          <table:table-cell table:style-name="ce19" office:value-type="string" calcext:value-type="string" table:number-columns-spanned="3" table:number-rows-spanned="1">
            <text:p>Est ce que le joueur atteint pile le niveau maximal ?</text:p>
          </table:table-cell>
          <table:covered-table-cell table:style-name="ce27"/>
          <table:covered-table-cell/>
          <table:table-cell table:style-name="ce31" office:value-type="float" office:value="3" calcext:value-type="float">
            <text:p>3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table:formula="of:=[.F6]+[.E7]" office:value-type="float" office:value="225" calcext:value-type="float">
            <text:p>225</text:p>
          </table:table-cell>
          <table:table-cell table:style-name="ce46" table:formula="of:=[.F7]/100" office:value-type="float" office:value="2.25" calcext:value-type="float">
            <text:p>2,25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6366"/>
        </table:table-row>
        <table:table-row table:style-name="ro4">
          <table:table-cell table:style-name="ce24" office:value-type="string" calcext:value-type="string" table:number-columns-spanned="3" table:number-rows-spanned="1">
            <text:p>1000 / 1000 XP</text:p>
          </table:table-cell>
          <table:covered-table-cell table:style-name="ce28"/>
          <table:covered-table-cell/>
          <table:table-cell table:style-name="ce31" office:value-type="float" office:value="4" calcext:value-type="float">
            <text:p>4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table:formula="of:=[.F7]+[.E8]" office:value-type="float" office:value="325" calcext:value-type="float">
            <text:p>325</text:p>
          </table:table-cell>
          <table:table-cell table:style-name="ce46" table:formula="of:=[.F8]/100" office:value-type="float" office:value="3.25" calcext:value-type="float">
            <text:p>3,25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4">
          <table:table-cell/>
          <table:table-cell table:style-name="ce29"/>
          <table:table-cell/>
          <table:table-cell table:style-name="ce31" office:value-type="float" office:value="5" calcext:value-type="float">
            <text:p>5</text:p>
          </table:table-cell>
          <table:table-cell table:style-name="ce35" office:value-type="float" office:value="75" calcext:value-type="float">
            <text:p>75</text:p>
          </table:table-cell>
          <table:table-cell table:style-name="ce37" table:formula="of:=[.F8]+[.E9]" office:value-type="float" office:value="400" calcext:value-type="float">
            <text:p>400</text:p>
          </table:table-cell>
          <table:table-cell table:style-name="ce46" table:formula="of:=[.F9]/100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6" calcext:value-type="float">
            <text:p>6</text:p>
          </table:table-cell>
          <table:table-cell table:style-name="ce35" office:value-type="float" office:value="125" calcext:value-type="float">
            <text:p>125</text:p>
          </table:table-cell>
          <table:table-cell table:style-name="ce37" table:formula="of:=[.F9]+[.E10]" office:value-type="float" office:value="525" calcext:value-type="float">
            <text:p>525</text:p>
          </table:table-cell>
          <table:table-cell table:style-name="ce46" table:formula="of:=[.F10]/100" office:value-type="float" office:value="5.25" calcext:value-type="float">
            <text:p>5,25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7" calcext:value-type="float">
            <text:p>7</text:p>
          </table:table-cell>
          <table:table-cell table:style-name="ce35" office:value-type="float" office:value="150" calcext:value-type="float">
            <text:p>150</text:p>
          </table:table-cell>
          <table:table-cell table:style-name="ce37" table:formula="of:=[.F10]+[.E11]" office:value-type="float" office:value="675" calcext:value-type="float">
            <text:p>675</text:p>
          </table:table-cell>
          <table:table-cell table:style-name="ce46" table:formula="of:=[.F11]/100" office:value-type="float" office:value="6.75" calcext:value-type="float">
            <text:p>6,75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8" calcext:value-type="float">
            <text:p>8</text:p>
          </table:table-cell>
          <table:table-cell table:style-name="ce35" office:value-type="float" office:value="150" calcext:value-type="float">
            <text:p>150</text:p>
          </table:table-cell>
          <table:table-cell table:style-name="ce37" table:formula="of:=[.F11]+[.E12]" office:value-type="float" office:value="825" calcext:value-type="float">
            <text:p>825</text:p>
          </table:table-cell>
          <table:table-cell table:style-name="ce46" table:formula="of:=[.F12]/100" office:value-type="float" office:value="8.25" calcext:value-type="float">
            <text:p>8,25</text:p>
          </table:table-cell>
          <table:table-cell table:style-name="ce35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9" calcext:value-type="float">
            <text:p>9</text:p>
          </table:table-cell>
          <table:table-cell table:style-name="ce35" office:value-type="float" office:value="175" calcext:value-type="float">
            <text:p>175</text:p>
          </table:table-cell>
          <table:table-cell table:style-name="ce37" table:formula="of:=[.F12]+[.E13]" office:value-type="float" office:value="1000" calcext:value-type="float">
            <text:p>1000</text:p>
          </table:table-cell>
          <table:table-cell table:style-name="ce46" table:formula="of:=[.F13]/100" office:value-type="float" office:value="10" calcext:value-type="float">
            <text:p>10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66"/>
        </table:table-row>
        <table:table-row table:style-name="ro4">
          <table:table-cell table:number-columns-repeated="3"/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[.F13]+[.E14]" office:value-type="float" office:value="1000" calcext:value-type="float">
            <text:p>1000</text:p>
          </table:table-cell>
          <table:table-cell table:style-name="ce46" table:formula="of:=[.F14]/100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6366"/>
        </table:table-row>
        <table:table-row table:style-name="ro4" table:number-rows-repeated="1048548">
          <table:table-cell table:number-columns-repeated="16375"/>
        </table:table-row>
        <table:table-row table:style-name="ro5" table:number-rows-repeated="13">
          <table:table-cell table:number-columns-repeated="16375"/>
        </table:table-row>
        <table:table-row table:style-name="ro5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0:55:49.0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6:39:38.837000000</meta:creation-date>
    <dc:date>2025-01-06T15:51:31.627000000</dc:date>
    <meta:editing-duration>PT13H3M9S</meta:editing-duration>
    <meta:editing-cycles>18</meta:editing-cycles>
    <meta:generator>LibreOffice/7.6.2.1$Windows_X86_64 LibreOffice_project/56f7684011345957bbf33a7ee678afaf4d2ba333</meta:generator>
    <meta:document-statistic meta:table-count="1" meta:cell-count="8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legend chart:legend-position="end" svg:x="10.737cm" svg:y="3.543cm" style:legend-expansion="high" chart:style-name="ch2"/>
        <chart:plot-area chart:style-name="ch3" table:cell-range-address="Feuille1.E3:Feuille1.F3 Feuille1.E5:Feuille1.F13" chart:data-source-has-labels="row" svg:x="0.32cm" svg:y="0.18cm" svg:width="10.097cm" svg:height="8.641cm">
          <chart:coordinate-region svg:x="1.333cm" svg:y="0.382cm" svg:width="9.084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5:Feuille1.E13" chart:label-cell-address="Feuille1.E3:Feuille1.E3" chart:class="chart:bar">
            <chart:data-point chart:repeated="9"/>
          </chart:series>
          <chart:series chart:style-name="ch8" chart:values-cell-range-address="Feuille1.F5:Feuille1.F13" chart:label-cell-address="Feuille1.F3:Feuille1.F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oint d’XP gagné à la fin du niveau</text:p>
                <draw:g>
                  <svg:desc>Feuille1.E3:Feuille1.E3</svg:desc>
                </draw:g>
              </table:table-cell>
              <table:table-cell office:value-type="string">
                <text:p>Nombre de point d’XP total gagné</text:p>
                <draw:g>
                  <svg:desc>Feuille1.F3:Feui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E5:Feuille1.E13</svg:desc>
                </draw:g>
              </table:table-cell>
              <table:table-cell office:value-type="float" office:value="50">
                <text:p>50</text:p>
                <draw:g>
                  <svg:desc>Feuille1.F5:Feuille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36cm" svg:y="3.996cm" style:legend-expansion="high" chart:style-name="ch2"/>
        <chart:plot-area chart:style-name="ch3" table:cell-range-address="Feuille1.E3:Feuille1.E3 Feuille1.E5:Feuille1.E13" chart:data-source-has-labels="row" svg:x="0.32cm" svg:y="0.18cm" svg:width="10.096cm" svg:height="8.64cm">
          <chart:coordinate-region svg:x="1.143cm" svg:y="0.382cm" svg:width="9.27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5:Feuille1.E13" chart:label-cell-address="Feuille1.E3:Feuille1.E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point d’XP gagné à la fin du niveau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E5:Feuille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bar" chart:style-name="ch1">
        <chart:legend chart:legend-position="end" svg:x="10.524cm" svg:y="4.198cm" style:legend-expansion="high" chart:style-name="ch2"/>
        <chart:plot-area chart:style-name="ch3" table:cell-range-address="Feuille1.G3:Feuille1.G3 Feuille1.G5:Feuille1.G13" chart:data-source-has-labels="row" svg:x="0.319cm" svg:y="0.18cm" svg:width="9.886cm" svg:height="8.641cm">
          <chart:coordinate-region svg:x="0.951cm" svg:y="0.382cm" svg:width="9.254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5:Feuille1.G13" chart:label-cell-address="Feuille1.G3:Feuille1.G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niveau total gagné</text:p>
                <draw:g>
                  <svg:desc>Feuille1.G3:Feui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euille1.G5:Feuille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371cm" svg:y="3.946cm" style:legend-expansion="high" chart:style-name="ch2"/>
        <chart:plot-area chart:style-name="ch3" table:cell-range-address="Feuille1.H3:Feuille1.I3 Feuille1.H5:Feuille1.I14" chart:data-source-has-labels="row" svg:x="0.32cm" svg:y="0.18cm" svg:width="10.731cm" svg:height="8.64cm">
          <chart:coordinate-region svg:x="0.762cm" svg:y="0.382cm" svg:width="10.289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H5:Feuille1.H14" chart:label-cell-address="Feuille1.H3:Feuille1.H3" chart:class="chart:bar">
            <chart:data-point chart:repeated="10"/>
          </chart:series>
          <chart:series chart:style-name="ch8" chart:values-cell-range-address="Feuille1.I5:Feuille1.I14" chart:label-cell-address="Feuille1.I3:Feuille1.I3" chart:class="chart:bar">
            <chart:data-point chart:repeated="5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’ennemi Pantin</text:p>
                <draw:g>
                  <svg:desc>Feuille1.H3:Feuille1.H3</svg:desc>
                </draw:g>
              </table:table-cell>
              <table:table-cell office:value-type="string">
                <text:p>Nombre d’ennemi Clown</text:p>
                <draw:g>
                  <svg:desc>Feuille1.I3:Feuille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H5:Feuille1.H14</svg:desc>
                </draw:g>
              </table:table-cell>
              <table:table-cell office:value-type="float" office:value="0">
                <text:p>0</text:p>
                <draw:g>
                  <svg:desc>Feuille1.I5:Feuille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